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666666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svg:stroke-color="#666666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deded" draw:textarea-horizontal-align="justify" draw:textarea-vertical-align="middle" draw:auto-grow-height="false" draw:shadow="visible" draw:shadow-offset-x="0.076cm" draw:shadow-offset-y="0.076cm" draw:shadow-color="#4c4c4c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.7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7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1.735cm"/>
    </style:style>
    <style:style style:name="gr9" style:family="graphic" style:parent-style-name="standard">
      <style:graphic-properties draw:stroke="dash" draw:stroke-dash="Ultrafine_20_Dashed" svg:stroke-color="#666666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666666"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family="'Courier 10 Pitch'" style:font-pitch="fixed"/>
    </style:style>
    <style:style style:name="P4" style:family="paragraph">
      <style:text-properties fo:font-family="'Courier 10 Pitch'" style:font-pitch="fixed"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905cm" svg:x="7.35cm" svg:y="8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4.167cm" svg:y1="3.533cm" svg:x2="4.167cm" svg:y2="13.671cm" svg:d="m4167 3533v10138">
          <text:p/>
        </draw:connector>
        <draw:connector draw:style-name="gr2" draw:text-style-name="P1" draw:layer="layout" svg:x1="8.036cm" svg:y1="3.533cm" svg:x2="8.036cm" svg:y2="13.671cm" svg:d="m8036 3533v10138">
          <text:p/>
        </draw:connector>
        <draw:connector draw:style-name="gr2" draw:text-style-name="P1" draw:layer="layout" svg:x1="11.849cm" svg:y1="3.533cm" svg:x2="11.86cm" svg:y2="13.671cm" svg:d="m11849 3533v5069h11v5069">
          <text:p/>
        </draw:connector>
        <draw:connector draw:style-name="gr2" draw:text-style-name="P1" draw:layer="layout" svg:x1="15.64cm" svg:y1="3.577cm" svg:x2="15.64cm" svg:y2="13.716cm" svg:d="m15640 3577v10139">
          <text:p/>
        </draw:connector>
        <draw:connector draw:style-name="gr3" draw:text-style-name="P1" draw:layer="layout" svg:x1="4.212cm" svg:y1="4.822cm" svg:x2="8.125cm" svg:y2="4.822cm" svg:d="m4212 4822h3913">
          <text:p/>
        </draw:connector>
        <draw:connector draw:style-name="gr3" draw:text-style-name="P1" draw:layer="layout" svg:x1="11.825cm" svg:y1="7.985cm" svg:x2="15.605cm" svg:y2="7.985cm" svg:d="m11825 7985h3780">
          <text:p/>
        </draw:connector>
        <draw:connector draw:style-name="gr4" draw:text-style-name="P1" draw:layer="layout" svg:x1="15.605cm" svg:y1="9.255cm" svg:x2="8.001cm" svg:y2="9.255cm" svg:d="m15605 9255h-7604">
          <text:p/>
        </draw:connector>
        <draw:custom-shape draw:style-name="gr5" draw:text-style-name="P1" draw:layer="layout" svg:width="2.54cm" svg:height="1.27cm" svg:x="2.905cm" svg:y="2.27cm">
          <text:p text:style-name="P1">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54cm" svg:height="1.27cm" svg:x="6.715cm" svg:y="2.27cm">
          <text:p text:style-name="P1">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54cm" svg:height="1.27cm" svg:x="10.525cm" svg:y="2.27cm">
          <text:p text:style-name="P1">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54cm" svg:height="1.27cm" svg:x="14.335cm" svg:y="2.27cm">
          <text:p text:style-name="P1"><text:span text:style-name="T1">Thread </text:span></text:p>
          <text:p text:style-name="P1"><text:span text:style-name="T1">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.369cm" svg:height="1.905cm" svg:x="4.981cm" svg:y="3.875cm">
          <draw:text-box>
            <text:p><text:span text:style-name="T2">take</text:span></text:p>
          </draw:text-box>
        </draw:frame>
        <draw:frame draw:style-name="gr7" draw:text-style-name="P3" draw:layer="layout" svg:width="2.369cm" svg:height="1.27cm" svg:x="12.601cm" svg:y="7.15cm">
          <draw:text-box>
            <text:p><text:span text:style-name="T2">call</text:span></text:p>
          </draw:text-box>
        </draw:frame>
        <draw:frame draw:style-name="gr8" draw:text-style-name="P4" draw:layer="layout" svg:width="3.81cm" svg:height="1.17cm" svg:x="4.81cm" svg:y="6.08cm">
          <draw:text-box>
            <text:p><text:span text:style-name="T3">invoke</text:span></text:p>
          </draw:text-box>
        </draw:frame>
        <draw:connector draw:style-name="gr9" draw:text-style-name="P1" draw:layer="layout" svg:x1="7.985cm" svg:y1="5.445cm" svg:x2="4.161cm" svg:y2="5.445cm" svg:d="m7985 5445h-3824">
          <text:p/>
        </draw:connector>
        <draw:connector draw:style-name="gr3" draw:text-style-name="P1" draw:layer="layout" svg:x1="4.154cm" svg:y1="6.816cm" svg:x2="11.713cm" svg:y2="6.816cm" svg:d="m4154 6816h7559">
          <text:p/>
        </draw:connector>
        <draw:frame draw:style-name="gr7" draw:text-style-name="P3" draw:layer="layout" svg:width="2.369cm" svg:height="1.27cm" svg:x="12.601cm" svg:y="8.42cm">
          <draw:text-box>
            <text:p><text:span text:style-name="T2">add</text:span></text:p>
          </draw:text-box>
        </draw:frame>
        <draw:connector draw:style-name="gr9" draw:text-style-name="P1" draw:layer="layout" svg:x1="11.779cm" svg:y1="12.43cm" svg:x2="4.175cm" svg:y2="12.43cm" svg:d="m11779 12430h-3801v0h-3803">
          <text:p/>
        </draw:connector>
        <draw:connector draw:style-name="gr10" draw:text-style-name="P1" draw:layer="layout" svg:x1="15.605cm" svg:y1="9.89cm" svg:x2="8.001cm" svg:y2="9.89cm" svg:d="m15605 9890h-7604">
          <text:p/>
        </draw:connector>
        <draw:connector draw:style-name="gr9" draw:text-style-name="P1" draw:layer="layout" svg:x1="15.53cm" svg:y1="11.795cm" svg:x2="11.795cm" svg:y2="11.795cm" svg:d="m15530 11795h-37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0-04-08T18:51:13</meta:creation-date>
    <dc:date>2011-02-21T19:14:04</dc:date>
    <dc:creator>Behrooz Nobakht</dc:creator>
    <meta:editing-duration>PT00H39M10S</meta:editing-duration>
    <meta:editing-cycles>17</meta:editing-cycles>
    <meta:generator>OpenOffice.org/3.2$Linux OpenOffice.org_project/320m19$Build-9505</meta:generator>
    <meta:document-statistic meta:object-count="21"/>
  </office:meta>
</office:document-meta>
</file>